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693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Default"/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ce5"/>
          <table:table-cell office:value-type="string" calcext:value-type="string">
            <text:p>128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PROVISION ANTIGUEDAD PRESTACIONES SOCIALES EMPLEADOS AGOSTO 2014</text:p>
          </table:table-cell>
          <table:table-cell/>
          <table:table-cell table:style-name="ce5"/>
          <table:table-cell office:value-type="string" calcext:value-type="string">
            <text:p>129</text:p>
          </table:table-cell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8-31" calcext:value-type="string">
            <text:p>2014-08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AGOSTO 2014" calcext:value-type="string">
            <text:p>PROVISION ANTIGUEDAD PRESTACIONES SOCIALES EMPLEADOS AGOST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8-31','---','-------------------------','PROVISION ANTIGUEDAD PRESTACIONES SOCIALES EMPLEADOS AGOSTO 2014',1,'-','----------','----------',0,0,0,0,'--','SIGESP');" calcext:value-type="string">
            <text:p>INSERT INTO sigesp_cmp VALUES('0001','SCGCMP','0','2014-08-31','---','-------------------------','PROVISION ANTIGUEDAD PRESTACIONES SOCIALES EMPLEADOS AGOST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25:25.5054702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26:22.861511640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715" meta:object-count="0"/>
  </office:meta>
</office:document-meta>
</file>